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08080" fo:border-bottom="none" fo:border-left="thin solid #808080" fo:border-right="none" style:vertical-align="automatic" fo:wrap-option="wrap" fo:background-color="#FFFFFF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808080" fo:border-bottom="none" fo:border-left="none" fo:border-right="none" style:vertical-align="automatic" fo:wrap-option="wrap" fo:background-color="#FFFFFF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808080" fo:border-bottom="none" fo:border-left="none" fo:border-right="thin solid #808080" style:vertical-align="automatic" fo:wrap-option="wrap" fo:background-color="#FFFFFF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DEE2E6" fo:border-left="none" fo:border-right="none" style:vertical-align="automatic" fo:wrap-option="wrap" fo:background-color="#FFFFFF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DEE2E6" fo:border-left="none" fo:border-right="thin solid #808080" style:vertical-align="automatic" fo:wrap-option="wrap" fo:background-color="#FFFFFF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D0D0D0" fo:border-bottom="none" fo:border-left="thin solid #808080" fo:border-right="none" style:vertical-align="automatic" fo:wrap-option="wrap" fo:background-color="#FFFFFF"/>
      <style:text-properties fo:color="#000000" style:font-name="Verdana" style:font-name-asian="Verdana" style:font-name-complex="Verdana" fo:font-size="8pt" style:font-size-asian="8pt" style:font-size-complex="8pt"/>
    </style:style>
    <style:style style:name="ce8" style:family="table-cell" style:parent-style-name="Hyperlink" style:data-style-name="N0">
      <style:table-cell-properties fo:border-top="thin solid #D0D0D0" fo:border-bottom="none" fo:border-left="none" fo:border-right="none" style:vertical-align="automatic" fo:wrap-option="wrap" fo:background-color="#FFFFFF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thin solid #D0D0D0" fo:border-bottom="none" fo:border-left="none" fo:border-right="none" style:vertical-align="automatic" fo:wrap-option="wrap" fo:background-color="#FFFFFF"/>
      <style:text-properties fo:color="#000000" style:font-name="Verdana" style:font-name-asian="Verdana" style:font-name-complex="Verdana"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D0D0D0" fo:border-bottom="none" fo:border-left="none" fo:border-right="thin solid #808080" style:vertical-align="automatic" fo:wrap-option="wrap" fo:background-color="#FFFFFF"/>
      <style:text-properties fo:color="#000000" style:font-name="Verdana" style:font-name-asian="Verdana" style:font-name-complex="Verdana" fo:font-size="8pt" style:font-size-asian="8pt" style:font-size-complex="8pt"/>
    </style:style>
    <style:style style:name="ce11" style:family="table-cell" style:parent-style-name="Default" style:data-style-name="N0">
      <style:table-cell-properties fo:border-top="thin solid #D0D0D0" fo:border-bottom="thin solid #808080" fo:border-left="thin solid #808080" fo:border-right="none" style:vertical-align="automatic" fo:wrap-option="wrap" fo:background-color="#FFFFFF"/>
      <style:text-properties fo:color="#000000" style:font-name="Verdana" style:font-name-asian="Verdana" style:font-name-complex="Verdana" fo:font-size="8pt" style:font-size-asian="8pt" style:font-size-complex="8pt"/>
    </style:style>
    <style:style style:name="ce12" style:family="table-cell" style:parent-style-name="Hyperlink" style:data-style-name="N0">
      <style:table-cell-properties fo:border-top="thin solid #D0D0D0" fo:border-bottom="thin solid #808080" fo:border-left="none" fo:border-right="none" style:vertical-align="automatic" fo:wrap-option="wrap" fo:background-color="#FFFFFF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-top="thin solid #D0D0D0" fo:border-bottom="thin solid #808080" fo:border-left="none" fo:border-right="none" style:vertical-align="automatic" fo:wrap-option="wrap" fo:background-color="#FFFFFF"/>
      <style:text-properties fo:color="#000000" style:font-name="Verdana" style:font-name-asian="Verdana" style:font-name-complex="Verdana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D0D0D0" fo:border-bottom="thin solid #808080" fo:border-left="none" fo:border-right="thin solid #808080" style:vertical-align="automatic" fo:wrap-option="wrap" fo:background-color="#FFFFFF"/>
      <style:text-properties fo:color="#000000" style:font-name="Verdana" style:font-name-asian="Verdana" style:font-name-complex="Verdana"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thin solid #DEE2E6" fo:border-left="thin solid #808080" fo:border-right="none" style:vertical-align="automatic" fo:wrap-option="wrap" fo:background-color="#FFFFFF"/>
    </style:style>
    <style:style style:name="ce16" style:family="table-cell" style:parent-style-name="Default" style:data-style-name="N0">
      <style:table-cell-properties fo:border-top="none" fo:border-bottom="thin solid #DEE2E6" fo:border-left="none" fo:border-right="none" style:vertical-align="automatic" fo:wrap-option="wrap"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376458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Rank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Movie</text:p>
          </table:table-cell>
          <table:table-cell office:value-type="string" table:style-name="ce3">
            <text:p>Worldwide</text:p>
          </table:table-cell>
          <table:table-cell office:value-type="string" table:style-name="ce3">
            <text:p>Domestic</text:p>
          </table:table-cell>
          <table:table-cell office:value-type="string" table:style-name="ce4">
            <text:p>International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2" table:style-name="ce16"/>
          <table:table-cell office:value-type="string" table:style-name="ce5">
            <text:p>Box Office</text:p>
          </table:table-cell>
          <table:table-cell office:value-type="string" table:style-name="ce5">
            <text:p>Box Office</text:p>
          </table:table-cell>
          <table:table-cell office:value-type="string" table:style-name="ce6">
            <text:p>Box Office</text:p>
          </table:table-cell>
          <table:table-cell table:number-columns-repeated="16378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float" office:value="2009" table:style-name="ce8">
            <text:p><text:a xlink:href="https://m.the-numbers.com/box-office-records/worldwide/all-movies/cumulative/released-in-2009">2009</text:a></text:p>
          </table:table-cell>
          <table:table-cell office:value-type="string" table:style-name="ce8">
            <text:p><text:a xlink:href="https://m.the-numbers.com/movie/Avatar#tab=summary">Avatar</text:a></text:p>
          </table:table-cell>
          <table:table-cell office:value-type="string" table:style-name="ce9">
            <text:p>$2,845,899,541</text:p>
          </table:table-cell>
          <table:table-cell office:value-type="string" table:style-name="ce9">
            <text:p>$760,507,625</text:p>
          </table:table-cell>
          <table:table-cell office:value-type="string" table:style-name="ce10">
            <text:p>$2,085,391,916</text:p>
          </table:table-cell>
          <table:table-cell table:number-columns-repeated="16378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float" office:value="2019" table:style-name="ce8">
            <text:p><text:a xlink:href="https://m.the-numbers.com/box-office-records/worldwide/all-movies/cumulative/released-in-2019">2019</text:a></text:p>
          </table:table-cell>
          <table:table-cell office:value-type="string" table:style-name="ce8">
            <text:p><text:a xlink:href="https://m.the-numbers.com/movie/Avengers-Endgame-(2019)#tab=summary">Avengers: Endgame</text:a></text:p>
          </table:table-cell>
          <table:table-cell office:value-type="string" table:style-name="ce9">
            <text:p>$2,797,800,564</text:p>
          </table:table-cell>
          <table:table-cell office:value-type="string" table:style-name="ce9">
            <text:p>$858,373,000</text:p>
          </table:table-cell>
          <table:table-cell office:value-type="string" table:style-name="ce10">
            <text:p>$1,939,427,564</text:p>
          </table:table-cell>
          <table:table-cell table:number-columns-repeated="16378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float" office:value="1997" table:style-name="ce8">
            <text:p><text:a xlink:href="https://m.the-numbers.com/box-office-records/worldwide/all-movies/cumulative/released-in-1997">1997</text:a></text:p>
          </table:table-cell>
          <table:table-cell office:value-type="string" table:style-name="ce8">
            <text:p><text:a xlink:href="https://m.the-numbers.com/movie/Titanic-(1997)#tab=summary">Titanic</text:a></text:p>
          </table:table-cell>
          <table:table-cell office:value-type="string" table:style-name="ce9">
            <text:p>$2,207,986,545</text:p>
          </table:table-cell>
          <table:table-cell office:value-type="string" table:style-name="ce9">
            <text:p>$659,363,944</text:p>
          </table:table-cell>
          <table:table-cell office:value-type="string" table:style-name="ce10">
            <text:p>$1,548,622,601</text:p>
          </table:table-cell>
          <table:table-cell table:number-columns-repeated="16378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2015" table:style-name="ce8">
            <text:p><text:a xlink:href="https://m.the-numbers.com/box-office-records/worldwide/all-movies/cumulative/released-in-2015">2015</text:a></text:p>
          </table:table-cell>
          <table:table-cell office:value-type="string" table:style-name="ce8">
            <text:p><text:a xlink:href="https://m.the-numbers.com/movie/Star-Wars-Ep-VII-The-Force-Awakens#tab=summary">Star Wars Ep. VII: The Force Awakens</text:a></text:p>
          </table:table-cell>
          <table:table-cell office:value-type="string" table:style-name="ce9">
            <text:p>$2,064,615,817</text:p>
          </table:table-cell>
          <table:table-cell office:value-type="string" table:style-name="ce9">
            <text:p>$936,662,225</text:p>
          </table:table-cell>
          <table:table-cell office:value-type="string" table:style-name="ce10">
            <text:p>$1,127,953,592</text:p>
          </table:table-cell>
          <table:table-cell table:number-columns-repeated="1637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2018" table:style-name="ce8">
            <text:p><text:a xlink:href="https://m.the-numbers.com/box-office-records/worldwide/all-movies/cumulative/released-in-2018">2018</text:a></text:p>
          </table:table-cell>
          <table:table-cell office:value-type="string" table:style-name="ce8">
            <text:p><text:a xlink:href="https://m.the-numbers.com/movie/Avengers-Infinity-War#tab=summary">Avengers: Infinity War</text:a></text:p>
          </table:table-cell>
          <table:table-cell office:value-type="string" table:style-name="ce9">
            <text:p>$2,044,540,523</text:p>
          </table:table-cell>
          <table:table-cell office:value-type="string" table:style-name="ce9">
            <text:p>$678,815,482</text:p>
          </table:table-cell>
          <table:table-cell office:value-type="string" table:style-name="ce10">
            <text:p>$1,365,725,041</text:p>
          </table:table-cell>
          <table:table-cell table:number-columns-repeated="16378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2015" table:style-name="ce8">
            <text:p><text:a xlink:href="https://m.the-numbers.com/box-office-records/worldwide/all-movies/cumulative/released-in-2015">2015</text:a></text:p>
          </table:table-cell>
          <table:table-cell office:value-type="string" table:style-name="ce8">
            <text:p><text:a xlink:href="https://m.the-numbers.com/movie/Jurassic-World#tab=summary">Jurassic World</text:a></text:p>
          </table:table-cell>
          <table:table-cell office:value-type="string" table:style-name="ce9">
            <text:p>$1,669,979,967</text:p>
          </table:table-cell>
          <table:table-cell office:value-type="string" table:style-name="ce9">
            <text:p>$652,306,625</text:p>
          </table:table-cell>
          <table:table-cell office:value-type="string" table:style-name="ce10">
            <text:p>$1,017,673,342</text:p>
          </table:table-cell>
          <table:table-cell table:number-columns-repeated="16378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float" office:value="2019" table:style-name="ce8">
            <text:p><text:a xlink:href="https://m.the-numbers.com/box-office-records/worldwide/all-movies/cumulative/released-in-2019">2019</text:a></text:p>
          </table:table-cell>
          <table:table-cell office:value-type="string" table:style-name="ce8">
            <text:p><text:a xlink:href="https://m.the-numbers.com/movie/Lion-King-The-(Live-Action)-(2019)#tab=summary">The Lion King</text:a></text:p>
          </table:table-cell>
          <table:table-cell office:value-type="string" table:style-name="ce9">
            <text:p>$1,654,381,934</text:p>
          </table:table-cell>
          <table:table-cell office:value-type="string" table:style-name="ce9">
            <text:p>$543,638,043</text:p>
          </table:table-cell>
          <table:table-cell office:value-type="string" table:style-name="ce10">
            <text:p>$1,110,743,891</text:p>
          </table:table-cell>
          <table:table-cell table:number-columns-repeated="16378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float" office:value="2015" table:style-name="ce8">
            <text:p><text:a xlink:href="https://m.the-numbers.com/box-office-records/worldwide/all-movies/cumulative/released-in-2015">2015</text:a></text:p>
          </table:table-cell>
          <table:table-cell office:value-type="string" table:style-name="ce8">
            <text:p><text:a xlink:href="https://m.the-numbers.com/movie/Furious-7#tab=summary">Furious 7</text:a></text:p>
          </table:table-cell>
          <table:table-cell office:value-type="string" table:style-name="ce9">
            <text:p>$1,516,881,526</text:p>
          </table:table-cell>
          <table:table-cell office:value-type="string" table:style-name="ce9">
            <text:p>$353,007,020</text:p>
          </table:table-cell>
          <table:table-cell office:value-type="string" table:style-name="ce10">
            <text:p>$1,163,874,506</text:p>
          </table:table-cell>
          <table:table-cell table:number-columns-repeated="16378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float" office:value="2012" table:style-name="ce8">
            <text:p><text:a xlink:href="https://m.the-numbers.com/box-office-records/worldwide/all-movies/cumulative/released-in-2012">2012</text:a></text:p>
          </table:table-cell>
          <table:table-cell office:value-type="string" table:style-name="ce8">
            <text:p><text:a xlink:href="https://m.the-numbers.com/movie/Avengers-The-(2012)#tab=summary">The Avengers</text:a></text:p>
          </table:table-cell>
          <table:table-cell office:value-type="string" table:style-name="ce9">
            <text:p>$1,515,100,211</text:p>
          </table:table-cell>
          <table:table-cell office:value-type="string" table:style-name="ce9">
            <text:p>$623,357,910</text:p>
          </table:table-cell>
          <table:table-cell office:value-type="string" table:style-name="ce10">
            <text:p>$891,742,301</text:p>
          </table:table-cell>
          <table:table-cell table:number-columns-repeated="16378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float" office:value="2019" table:style-name="ce8">
            <text:p><text:a xlink:href="https://m.the-numbers.com/box-office-records/worldwide/all-movies/cumulative/released-in-2019">2019</text:a></text:p>
          </table:table-cell>
          <table:table-cell office:value-type="string" table:style-name="ce8">
            <text:p><text:a xlink:href="https://m.the-numbers.com/movie/Frozen-II-(2019)#tab=summary">Frozen II</text:a></text:p>
          </table:table-cell>
          <table:table-cell office:value-type="string" table:style-name="ce9">
            <text:p>$1,446,925,396</text:p>
          </table:table-cell>
          <table:table-cell office:value-type="string" table:style-name="ce9">
            <text:p>$477,373,578</text:p>
          </table:table-cell>
          <table:table-cell office:value-type="string" table:style-name="ce10">
            <text:p>$969,551,818</text:p>
          </table:table-cell>
          <table:table-cell table:number-columns-repeated="16378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float" office:value="2015" table:style-name="ce8">
            <text:p><text:a xlink:href="https://m.the-numbers.com/box-office-records/worldwide/all-movies/cumulative/released-in-2015">2015</text:a></text:p>
          </table:table-cell>
          <table:table-cell office:value-type="string" table:style-name="ce8">
            <text:p><text:a xlink:href="https://m.the-numbers.com/movie/Avengers-Age-of-Ultron#tab=summary">Avengers: Age of Ultron</text:a></text:p>
          </table:table-cell>
          <table:table-cell office:value-type="string" table:style-name="ce9">
            <text:p>$1,395,316,979</text:p>
          </table:table-cell>
          <table:table-cell office:value-type="string" table:style-name="ce9">
            <text:p>$459,005,868</text:p>
          </table:table-cell>
          <table:table-cell office:value-type="string" table:style-name="ce10">
            <text:p>$936,311,111</text:p>
          </table:table-cell>
          <table:table-cell table:number-columns-repeated="16378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float" office:value="2018" table:style-name="ce8">
            <text:p><text:a xlink:href="https://m.the-numbers.com/box-office-records/worldwide/all-movies/cumulative/released-in-2018">2018</text:a></text:p>
          </table:table-cell>
          <table:table-cell office:value-type="string" table:style-name="ce8">
            <text:p><text:a xlink:href="https://m.the-numbers.com/movie/Black-Panther#tab=summary">Black Panther</text:a></text:p>
          </table:table-cell>
          <table:table-cell office:value-type="string" table:style-name="ce9">
            <text:p>$1,336,494,321</text:p>
          </table:table-cell>
          <table:table-cell office:value-type="string" table:style-name="ce9">
            <text:p>$700,059,566</text:p>
          </table:table-cell>
          <table:table-cell office:value-type="string" table:style-name="ce10">
            <text:p>$636,434,755</text:p>
          </table:table-cell>
          <table:table-cell table:number-columns-repeated="16378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float" office:value="2011" table:style-name="ce8">
            <text:p><text:a xlink:href="https://m.the-numbers.com/box-office-records/worldwide/all-movies/cumulative/released-in-2011">2011</text:a></text:p>
          </table:table-cell>
          <table:table-cell office:value-type="string" table:style-name="ce8">
            <text:p><text:a xlink:href="https://m.the-numbers.com/movie/Harry-Potter-and-the-Deathly-Hallows-Part-II#tab=summary">Harry Potter and the Deathly Hallows:…</text:a></text:p>
          </table:table-cell>
          <table:table-cell office:value-type="string" table:style-name="ce9">
            <text:p>$1,334,392,544</text:p>
          </table:table-cell>
          <table:table-cell office:value-type="string" table:style-name="ce9">
            <text:p>$381,193,157</text:p>
          </table:table-cell>
          <table:table-cell office:value-type="string" table:style-name="ce10">
            <text:p>$953,199,387</text:p>
          </table:table-cell>
          <table:table-cell table:number-columns-repeated="16378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float" office:value="2017" table:style-name="ce8">
            <text:p><text:a xlink:href="https://m.the-numbers.com/box-office-records/worldwide/all-movies/cumulative/released-in-2017">2017</text:a></text:p>
          </table:table-cell>
          <table:table-cell office:value-type="string" table:style-name="ce8">
            <text:p><text:a xlink:href="https://m.the-numbers.com/movie/Star-Wars-Ep-VIII-The-Last-Jedi#tab=summary">Star Wars Ep. VIII: The Last Jedi</text:a></text:p>
          </table:table-cell>
          <table:table-cell office:value-type="string" table:style-name="ce9">
            <text:p>$1,331,635,141</text:p>
          </table:table-cell>
          <table:table-cell office:value-type="string" table:style-name="ce9">
            <text:p>$620,181,382</text:p>
          </table:table-cell>
          <table:table-cell office:value-type="string" table:style-name="ce10">
            <text:p>$711,453,759</text:p>
          </table:table-cell>
          <table:table-cell table:number-columns-repeated="16378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float" office:value="2018" table:style-name="ce8">
            <text:p><text:a xlink:href="https://m.the-numbers.com/box-office-records/worldwide/all-movies/cumulative/released-in-2018">2018</text:a></text:p>
          </table:table-cell>
          <table:table-cell office:value-type="string" table:style-name="ce8">
            <text:p><text:a xlink:href="https://m.the-numbers.com/movie/Jurassic-World-Fallen-Kingdom-(2018)#tab=summary">Jurassic World: Fallen Kingdom</text:a></text:p>
          </table:table-cell>
          <table:table-cell office:value-type="string" table:style-name="ce9">
            <text:p>$1,308,334,005</text:p>
          </table:table-cell>
          <table:table-cell office:value-type="string" table:style-name="ce9">
            <text:p>$417,719,760</text:p>
          </table:table-cell>
          <table:table-cell office:value-type="string" table:style-name="ce10">
            <text:p>$890,614,245</text:p>
          </table:table-cell>
          <table:table-cell table:number-columns-repeated="16378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float" office:value="2013" table:style-name="ce8">
            <text:p><text:a xlink:href="https://m.the-numbers.com/box-office-records/worldwide/all-movies/cumulative/released-in-2013">2013</text:a></text:p>
          </table:table-cell>
          <table:table-cell office:value-type="string" table:style-name="ce8">
            <text:p><text:a xlink:href="https://m.the-numbers.com/movie/Frozen-(2013)#tab=summary">Frozen</text:a></text:p>
          </table:table-cell>
          <table:table-cell office:value-type="string" table:style-name="ce9">
            <text:p>$1,266,648,320</text:p>
          </table:table-cell>
          <table:table-cell office:value-type="string" table:style-name="ce9">
            <text:p>$400,953,009</text:p>
          </table:table-cell>
          <table:table-cell office:value-type="string" table:style-name="ce10">
            <text:p>$865,695,311</text:p>
          </table:table-cell>
          <table:table-cell table:number-columns-repeated="16378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float" office:value="2017" table:style-name="ce8">
            <text:p><text:a xlink:href="https://m.the-numbers.com/box-office-records/worldwide/all-movies/cumulative/released-in-2017">2017</text:a></text:p>
          </table:table-cell>
          <table:table-cell office:value-type="string" table:style-name="ce8">
            <text:p><text:a xlink:href="https://m.the-numbers.com/movie/Beauty-and-the-Beast-(2017)#tab=summary">Beauty and the Beast</text:a></text:p>
          </table:table-cell>
          <table:table-cell office:value-type="string" table:style-name="ce9">
            <text:p>$1,255,080,655</text:p>
          </table:table-cell>
          <table:table-cell office:value-type="string" table:style-name="ce9">
            <text:p>$504,014,165</text:p>
          </table:table-cell>
          <table:table-cell office:value-type="string" table:style-name="ce10">
            <text:p>$751,066,490</text:p>
          </table:table-cell>
          <table:table-cell table:number-columns-repeated="16378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float" office:value="2018" table:style-name="ce8">
            <text:p><text:a xlink:href="https://m.the-numbers.com/box-office-records/worldwide/all-movies/cumulative/released-in-2018">2018</text:a></text:p>
          </table:table-cell>
          <table:table-cell office:value-type="string" table:style-name="ce8">
            <text:p><text:a xlink:href="https://m.the-numbers.com/movie/Incredibles-2#tab=summary">Incredibles 2</text:a></text:p>
          </table:table-cell>
          <table:table-cell office:value-type="string" table:style-name="ce9">
            <text:p>$1,242,805,359</text:p>
          </table:table-cell>
          <table:table-cell office:value-type="string" table:style-name="ce9">
            <text:p>$608,581,744</text:p>
          </table:table-cell>
          <table:table-cell office:value-type="string" table:style-name="ce10">
            <text:p>$634,223,615</text:p>
          </table:table-cell>
          <table:table-cell table:number-columns-repeated="16378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float" office:value="2017" table:style-name="ce8">
            <text:p><text:a xlink:href="https://m.the-numbers.com/box-office-records/worldwide/all-movies/cumulative/released-in-2017">2017</text:a></text:p>
          </table:table-cell>
          <table:table-cell office:value-type="string" table:style-name="ce8">
            <text:p><text:a xlink:href="https://m.the-numbers.com/movie/Fate-of-the-Furious-The#tab=summary">The Fate of the Furious</text:a></text:p>
          </table:table-cell>
          <table:table-cell office:value-type="string" table:style-name="ce9">
            <text:p>$1,236,703,796</text:p>
          </table:table-cell>
          <table:table-cell office:value-type="string" table:style-name="ce9">
            <text:p>$225,764,765</text:p>
          </table:table-cell>
          <table:table-cell office:value-type="string" table:style-name="ce10">
            <text:p>$1,010,939,031</text:p>
          </table:table-cell>
          <table:table-cell table:number-columns-repeated="16378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float" office:value="2013" table:style-name="ce8">
            <text:p><text:a xlink:href="https://m.the-numbers.com/box-office-records/worldwide/all-movies/cumulative/released-in-2013">2013</text:a></text:p>
          </table:table-cell>
          <table:table-cell office:value-type="string" table:style-name="ce8">
            <text:p><text:a xlink:href="https://m.the-numbers.com/movie/Iron-Man-3#tab=summary">Iron Man 3</text:a></text:p>
          </table:table-cell>
          <table:table-cell office:value-type="string" table:style-name="ce9">
            <text:p>$1,215,392,272</text:p>
          </table:table-cell>
          <table:table-cell office:value-type="string" table:style-name="ce9">
            <text:p>$408,992,272</text:p>
          </table:table-cell>
          <table:table-cell office:value-type="string" table:style-name="ce10">
            <text:p>$806,400,000</text:p>
          </table:table-cell>
          <table:table-cell table:number-columns-repeated="16378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float" office:value="2015" table:style-name="ce8">
            <text:p><text:a xlink:href="https://m.the-numbers.com/box-office-records/worldwide/all-movies/cumulative/released-in-2015">2015</text:a></text:p>
          </table:table-cell>
          <table:table-cell office:value-type="string" table:style-name="ce8">
            <text:p><text:a xlink:href="https://m.the-numbers.com/movie/Minions#tab=summary">Minions</text:a></text:p>
          </table:table-cell>
          <table:table-cell office:value-type="string" table:style-name="ce9">
            <text:p>$1,159,631,140</text:p>
          </table:table-cell>
          <table:table-cell office:value-type="string" table:style-name="ce9">
            <text:p>$336,045,770</text:p>
          </table:table-cell>
          <table:table-cell office:value-type="string" table:style-name="ce10">
            <text:p>$823,585,370</text:p>
          </table:table-cell>
          <table:table-cell table:number-columns-repeated="16378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float" office:value="2016" table:style-name="ce8">
            <text:p><text:a xlink:href="https://m.the-numbers.com/box-office-records/worldwide/all-movies/cumulative/released-in-2016">2016</text:a></text:p>
          </table:table-cell>
          <table:table-cell office:value-type="string" table:style-name="ce8">
            <text:p><text:a xlink:href="https://m.the-numbers.com/movie/Captain-America-Civil-War#tab=summary">Captain America: Civil War</text:a></text:p>
          </table:table-cell>
          <table:table-cell office:value-type="string" table:style-name="ce9">
            <text:p>$1,151,918,521</text:p>
          </table:table-cell>
          <table:table-cell office:value-type="string" table:style-name="ce9">
            <text:p>$408,084,349</text:p>
          </table:table-cell>
          <table:table-cell office:value-type="string" table:style-name="ce10">
            <text:p>$743,834,172</text:p>
          </table:table-cell>
          <table:table-cell table:number-columns-repeated="16378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float" office:value="2018" table:style-name="ce8">
            <text:p><text:a xlink:href="https://m.the-numbers.com/box-office-records/worldwide/all-movies/cumulative/released-in-2018">2018</text:a></text:p>
          </table:table-cell>
          <table:table-cell office:value-type="string" table:style-name="ce8">
            <text:p><text:a xlink:href="https://m.the-numbers.com/movie/Aquaman-(2018)#tab=summary">Aquaman</text:a></text:p>
          </table:table-cell>
          <table:table-cell office:value-type="string" table:style-name="ce9">
            <text:p>$1,143,758,700</text:p>
          </table:table-cell>
          <table:table-cell office:value-type="string" table:style-name="ce9">
            <text:p>$335,061,807</text:p>
          </table:table-cell>
          <table:table-cell office:value-type="string" table:style-name="ce10">
            <text:p>$808,696,893</text:p>
          </table:table-cell>
          <table:table-cell table:number-columns-repeated="16378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float" office:value="2019" table:style-name="ce8">
            <text:p><text:a xlink:href="https://m.the-numbers.com/box-office-records/worldwide/all-movies/cumulative/released-in-2019">2019</text:a></text:p>
          </table:table-cell>
          <table:table-cell office:value-type="string" table:style-name="ce8">
            <text:p><text:a xlink:href="https://m.the-numbers.com/movie/Spider-Man-Far-From-Home-(2019)#tab=summary">Spider-Man: Far From Home</text:a></text:p>
          </table:table-cell>
          <table:table-cell office:value-type="string" table:style-name="ce9">
            <text:p>$1,132,183,514</text:p>
          </table:table-cell>
          <table:table-cell office:value-type="string" table:style-name="ce9">
            <text:p>$390,532,085</text:p>
          </table:table-cell>
          <table:table-cell office:value-type="string" table:style-name="ce10">
            <text:p>$741,651,429</text:p>
          </table:table-cell>
          <table:table-cell table:number-columns-repeated="16378"/>
        </table:table-row>
        <table:table-row table:style-name="ro2">
          <table:table-cell office:value-type="float" office:value="25" table:style-name="ce11">
            <text:p>25</text:p>
          </table:table-cell>
          <table:table-cell office:value-type="float" office:value="2019" table:style-name="ce12">
            <text:p><text:a xlink:href="https://m.the-numbers.com/box-office-records/worldwide/all-movies/cumulative/released-in-2019">2019</text:a></text:p>
          </table:table-cell>
          <table:table-cell office:value-type="string" table:style-name="ce12">
            <text:p><text:a xlink:href="https://m.the-numbers.com/movie/Captain-Marvel-(2019)#tab=summary">Captain Marvel</text:a></text:p>
          </table:table-cell>
          <table:table-cell office:value-type="string" table:style-name="ce13">
            <text:p>$1,129,727,388</text:p>
          </table:table-cell>
          <table:table-cell office:value-type="string" table:style-name="ce13">
            <text:p>$426,829,839</text:p>
          </table:table-cell>
          <table:table-cell office:value-type="string" table:style-name="ce14">
            <text:p>$702,897,54</text:p>
          </table:table-cell>
          <table:table-cell table:number-columns-repeated="16378"/>
        </table:table-row>
        <table:table-row table:number-rows-repeated="104854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14</meta:generator>
    <meta:initial-creator>Thomas Maseme</meta:initial-creator>
    <dc:creator>X</dc:creator>
    <meta:creation-date>2021-07-20T02:05:24Z</meta:creation-date>
    <dc:date>2021-07-20T00:19:50Z</dc:date>
  </office:meta>
</office:document-meta>
</file>